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4d20" officeooo:paragraph-rsid="00044d20"/>
    </style:style>
    <style:style style:name="T1" style:family="text">
      <style:text-properties officeooo:rsid="00051a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kipedia Search Engine</text:p>
      <text:p text:style-name="P1">Data : Wikipedia English Dump ~ 60 GB</text:p>
      <text:p text:style-name="P1">Search time &lt; 1sec (200-500ms)</text:p>
      <text:p text:style-name="P1">Index size ~ 15 GB (less than ¼ of data size)</text:p>
      <text:p text:style-name="P1">Support<text:span text:style-name="T1">s </text:span><text:s/>field queri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3:33:46.190848527</meta:creation-date>
    <dc:date>2017-11-11T13:38:34.888613137</dc:date>
    <meta:editing-duration>PT4M4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30" meta:character-count="158" meta:non-whitespace-character-count="132"/>
  </office:meta>
</office:document-meta>
</file>